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ple Sequence Alignment Using Genetic Algorithms </text:h>
      <text:h text:style-name="Heading_20_2" text:outline-level="2">Introduction</text:h>
      <text:p text:style-name="Text_20_body"><text:tab/>Sequence Alignment is a common problem in bioinformatics[2], it involves lining up sequences which represent <text:s/>genes or proteins. Properly aligned sequences allow the similarities and differences of sequences to be seen[3]. <text:s/>Multiple Sequence Alignment involves trying to line up many sequences in a biologically relevant manner. Aligned sets of sequences can give a biologist information about the evolution of genes and proteins, and using homology provide information about there functionality[1].</text:p>
      <text:p text:style-name="Text_20_body"><text:tab/>Multiple sequence alignments have a very large search space, it is possible to find the mathematically best alignment, because of the computational resources required it is not desirable[4]. Many heuristics have been developed which may not find the optimal alignment but find a good alignment quickly[4]. </text:p>
      <text:p text:style-name="Text_20_body"><text:tab/>For this project I implement a Genetic Algorithm which can quickly search the entire problem space, finding and refining good solutions for the sequence alignments. 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text:tab/>Genetic algorithms work by imitating the evoulary process of mutation and crossover. Sample solutions are are mutated is a random manner and crossed with each other until an ideally good solution is found. The mutations that this program uses randomly insert gaps, merge gaps and delete gaps in the hope of improving the alignments. The crossover algorithms take two parent alignments and split and merge them to produce two new alignments which may be a better solution for the problem.</text:p>
      <text:p text:style-name="Text_20_body"><text:tab/>Multi-objective optimisation is used to select a number of solutions which are good solutions for each of the objectives used to determine the strength of a solution. The measures used to determine the strength of a solution are Identity which counts the number of fully aligned columns, where the same protein is in the same position in each ROW. Sum of pairs where the PAM350 scoring matrix is used to determine the biological relevance of an alignment[6].</text:p>
      <text:p text:style-name="Text_20_body"><text:tab/>This kind of scoring matrix first developed by Dayhoff et. al . In 1972[6], uses knowledge of protein point mutation to work out the statistical likelihood of on protein evolving into another over generations. The PAM350 (Point Accepted Mutation)[6] used in this application gives each of the 20 amino acids a probability of mutating into another given that <text:soft-page-break/>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ROWS for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ROW.</text:p>
      <text:p text:style-name="Text_20_body"><text:tab/>The genetic algorithm first generates a number of alignments then crossover and mutations are preformed on the population. Every SOMENUMBER of generations the top 40% of individuals are kept and a tournament is preformed on the remaining 60% to choose which to keep. Multi-objective optimisation is used to get a Pareto front[8].</text:p>
      <text:p text:style-name="Text_20_body"><text:tab/>The pareto front is selecting a set of solutions which dominate the other solutions on one of the objectives sum of pairs and identity in this application. Some solutions will be very good in one objective and bad in the other and vice versa. The pareto front provides a selection of solutions which are the best in one of the objectives or in the middle of both GETDIARIG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 fo:font-size="16pt" fo:font-style="normal" fo:font-weight="normal" style:font-size-asian="14pt" style:font-style-asian="italic" style:font-weight-asian="normal"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16T20:35:13</dc:date>
    <dc:creator>David Morrisroe</dc:creator>
    <meta:editing-duration>PT6H42M12S</meta:editing-duration>
    <meta:editing-cycles>5</meta:editing-cycles>
    <meta:generator>OpenOffice/4.0.1$Linux OpenOffice.org_project/401m5$Build-9714</meta:generator>
    <meta:document-statistic meta:table-count="0" meta:image-count="0" meta:object-count="0" meta:page-count="2" meta:paragraph-count="11" meta:word-count="628" meta:character-count="3942"/>
  </office:meta>
</office:document-meta>
</file>